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4d64" officeooo:paragraph-rsid="001e4d64"/>
    </style:style>
    <style:style style:name="P2" style:family="paragraph" style:parent-style-name="Standard">
      <style:text-properties style:text-underline-style="none" officeooo:rsid="001e4d64" officeooo:paragraph-rsid="001e4d64"/>
    </style:style>
    <style:style style:name="P3" style:family="paragraph" style:parent-style-name="Standard">
      <style:text-properties style:text-underline-style="none" officeooo:rsid="001e7c46" officeooo:paragraph-rsid="001e7c46"/>
    </style:style>
    <style:style style:name="P4" style:family="paragraph" style:parent-style-name="Standard">
      <style:text-properties style:text-underline-style="none" officeooo:rsid="001efda1" officeooo:paragraph-rsid="001efda1"/>
    </style:style>
    <style:style style:name="P5" style:family="paragraph" style:parent-style-name="Standard">
      <style:text-properties style:text-underline-style="none" officeooo:rsid="0020b842" officeooo:paragraph-rsid="0020b842"/>
    </style:style>
    <style:style style:name="P6" style:family="paragraph" style:parent-style-name="Standard">
      <style:text-properties style:text-underline-style="solid" style:text-underline-width="auto" style:text-underline-color="font-color" officeooo:rsid="001e4d64" officeooo:paragraph-rsid="001e4d64"/>
    </style:style>
    <style:style style:name="P7" style:family="paragraph" style:parent-style-name="Standard">
      <style:text-properties style:text-underline-style="none" officeooo:rsid="0020b842" officeooo:paragraph-rsid="0020b842"/>
    </style:style>
    <style:style style:name="P8" style:family="paragraph" style:parent-style-name="Standard">
      <style:text-properties style:text-underline-style="none" officeooo:rsid="00287136" officeooo:paragraph-rsid="0020b842"/>
    </style:style>
    <style:style style:name="P9" style:family="paragraph" style:parent-style-name="Standard">
      <style:text-properties style:text-underline-style="none" officeooo:rsid="00287136" officeooo:paragraph-rsid="00287136"/>
    </style:style>
    <style:style style:name="P10" style:family="paragraph" style:parent-style-name="Standard">
      <style:text-properties style:use-window-font-color="true" loext:opacity="0%" style:font-name="Droid Sans Mono" fo:font-size="10.5pt" style:text-underline-style="none" fo:font-weight="normal" officeooo:rsid="0020b842" officeooo:paragraph-rsid="0020b842" fo:background-color="transparent"/>
    </style:style>
    <style:style style:name="P11" style:family="paragraph" style:parent-style-name="Standard">
      <style:paragraph-properties style:line-height-at-least="0.503cm"/>
      <style:text-properties style:use-window-font-color="true" loext:opacity="0%" style:font-name="Droid Sans Mono" fo:font-size="10.5pt" fo:font-weight="normal" fo:background-color="transparent"/>
    </style:style>
    <style:style style:name="P12" style:family="paragraph" style:parent-style-name="Standard">
      <style:paragraph-properties style:line-height-at-least="0.503cm"/>
      <style:text-properties style:use-window-font-color="true" loext:opacity="0%" style:text-line-through-style="solid" style:text-line-through-type="single" style:font-name="Droid Sans Mono" fo:font-size="10.5pt" fo:font-weight="normal" fo:background-color="transparent"/>
    </style:style>
    <style:style style:name="P13" style:family="paragraph" style:parent-style-name="Standard">
      <style:paragraph-properties style:line-height-at-least="0.503cm"/>
      <style:text-properties style:use-window-font-color="true" loext:opacity="0%" style:text-line-through-style="solid" style:text-line-through-type="single" style:font-name="Droid Sans Mono" fo:font-size="10.5pt" fo:font-style="normal" style:text-underline-style="none" fo:font-weight="normal" officeooo:rsid="002270ba" officeooo:paragraph-rsid="002270ba" fo:background-color="transparent" style:font-style-asian="normal" style:font-style-complex="normal"/>
    </style:style>
    <style:style style:name="P14" style:family="paragraph" style:parent-style-name="Standard">
      <style:paragraph-properties style:line-height-at-least="0.503cm" fo:break-before="page"/>
      <style:text-properties style:use-window-font-color="true" loext:opacity="0%" style:text-line-through-style="none" style:text-line-through-type="none" style:font-name="Droid Sans Mono" fo:font-size="10.5pt" style:text-underline-style="solid" style:text-underline-width="auto" style:text-underline-color="font-color" fo:font-weight="normal" officeooo:rsid="002270ba" officeooo:paragraph-rsid="002270ba" fo:background-color="transparent"/>
    </style:style>
    <style:style style:name="P15" style:family="paragraph" style:parent-style-name="Standard">
      <style:paragraph-properties style:line-height-at-least="0.503cm"/>
      <style:text-properties style:use-window-font-color="true" loext:opacity="0%" style:text-line-through-style="none" style:text-line-through-type="none" style:font-name="Droid Sans Mono" fo:font-size="10.5pt" style:text-underline-style="solid" style:text-underline-width="auto" style:text-underline-color="font-color" fo:font-weight="normal" officeooo:rsid="002270ba" officeooo:paragraph-rsid="002270ba" fo:background-color="transparent"/>
    </style:style>
    <style:style style:name="P16" style:family="paragraph" style:parent-style-name="Standard">
      <style:paragraph-properties style:line-height-at-least="0.503cm"/>
      <style:text-properties style:use-window-font-color="true" loext:opacity="0%" style:text-line-through-style="none" style:text-line-through-type="none" style:font-name="Droid Sans Mono" fo:font-size="10.5pt" fo:font-style="normal" style:text-underline-style="solid" style:text-underline-width="auto" style:text-underline-color="font-color" fo:font-weight="normal" officeooo:rsid="00287136" officeooo:paragraph-rsid="00287136" fo:background-color="transparent" style:font-style-asian="normal" style:font-style-complex="normal"/>
    </style:style>
    <style:style style:name="P17" style:family="paragraph" style:parent-style-name="Standard">
      <style:paragraph-properties style:line-height-at-least="0.503cm"/>
      <style:text-properties style:use-window-font-color="true" loext:opacity="0%" style:text-line-through-style="none" style:text-line-through-type="none" style:font-name="Droid Sans Mono" fo:font-size="10.5pt" fo:font-style="normal" style:text-underline-style="none" fo:font-weight="normal" officeooo:rsid="002270ba" officeooo:paragraph-rsid="002270ba" fo:background-color="transparent" style:font-style-asian="normal" style:font-style-complex="normal"/>
    </style:style>
    <style:style style:name="P18" style:family="paragraph" style:parent-style-name="Standard">
      <style:paragraph-properties style:line-height-at-least="0.503cm"/>
      <style:text-properties style:use-window-font-color="true" loext:opacity="0%" style:text-line-through-style="none" style:text-line-through-type="none" style:font-name="Droid Sans Mono" fo:font-size="10.5pt" fo:font-style="normal" style:text-underline-style="none" fo:font-weight="normal" officeooo:rsid="0023a7be" officeooo:paragraph-rsid="0023a7be" fo:background-color="transparent" style:font-style-asian="normal" style:font-style-complex="normal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solid" style:text-line-through-type="single" officeooo:rsid="0029b64a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officeooo:rsid="0029b6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tream of consciousness</text:h>
      <text:p text:style-name="P1"/>
      <text:p text:style-name="P6">Adding squares in child div so that the parent div creates a grid for Etch-a-sketch</text:p>
      <text:p text:style-name="P6"/>
      <text:p text:style-name="P2">divParent ready to accept elements within divChild</text:p>
      <text:p text:style-name="P2"/>
      <text:p text:style-name="P2">divParent</text:p>
      <text:p text:style-name="P2"><text:tab/>divChild</text:p>
      <text:p text:style-name="P2"/>
      <text:p text:style-name="P2">on slider change, divChild generates x number of grids in either direction</text:p>
      <text:p text:style-name="P2"><text:tab/></text:p>
      <text:p text:style-name="P2">slider.onchange(?)createElement(“div”) - ???</text:p>
      <text:p text:style-name="P2"/>
      <text:p text:style-name="P2"><text:tab/>look to current output of slider for x and y requirements</text:p>
      <text:p text:style-name="P2"><text:tab/><text:tab/>x = x</text:p>
      <text:p text:style-name="P2"><text:tab/><text:tab/>y = x – 1</text:p>
      <text:p text:style-name="P2"/>
      <text:p text:style-name="P2">CSS will add border – size requirements shouldn’t be needed as they’ll be automatically adjusted as per Flexbox rules</text:p>
      <text:p text:style-name="P2"/>
      <text:p text:style-name="P3">x will create a column with 16 boxes</text:p>
      <text:p text:style-name="P3">y will replicate column x an additional (16 – 1) times</text:p>
      <text:p text:style-name="P2"/>
      <text:p text:style-name="P4">***Could just square the number of elements to be created to get the correct number of divChild elements – find way to sort them evenly with CSS?</text:p>
      <text:p text:style-name="P4"/>
      <text:p text:style-name="P4"/>
      <text:p text:style-name="P5">ToggleGird issues – getting setting to stick through new grid generation</text:p>
      <text:p text:style-name="P5"/>
      <text:p text:style-name="P5">add true/false flag to button</text:p>
      <text:p text:style-name="P5">true = grid on</text:p>
      <text:p text:style-name="P5">false = grid off</text:p>
      <text:p text:style-name="P5"/>
      <text:p text:style-name="P5">flag within grid generation loop – if true – as usual, else get .noBorder css</text:p>
      <text:p text:style-name="P5"/>
      <text:p text:style-name="P10">todo list;</text:p>
      <text:p text:style-name="P12">1. implement color picker</text:p>
      <text:p text:style-name="P11">2. implement gradual color gradient for each hover over square</text:p>
      <text:p text:style-name="P11">3. click and drag to add color to square instead of mouseover</text:p>
      <text:p text:style-name="P12">4. toggle eraser button to turn off if rainbow mode selected, &amp; vice versa</text:p>
      <text:p text:style-name="P12"><text:tab/>can a button check go into a function?</text:p>
      <text:p text:style-name="P12">5. pass buttons to function to check if value is on or off instead of each button checking</text:p>
      <text:p text:style-name="P14">Disable other modes if one selected</text:p>
      <text:p text:style-name="P15"/>
      <text:p text:style-name="P13">Simple check within squareFill function to check which is selected? </text:p>
      <text:p text:style-name="P17"><text:tab/>OR</text:p>
      <text:p text:style-name="P17">pass selection through another function which forces one option to squareFill only</text:p>
      <text:p text:style-name="P17"/>
      <text:p text:style-name="P18">invoke buttonValueCheck to change status of other buttons</text:p>
      <text:p text:style-name="P18"/>
      <text:p text:style-name="P18"/>
      <text:p text:style-name="P18"/>
      <text:p text:style-name="P16">Opacity check</text:p>
      <text:p text:style-name="P8"/>
      <text:p text:style-name="P9">when passing over a square, <text:span text:style-name="T1">check current opacity</text:span><text:span text:style-name="T3"> </text:span><text:span text:style-name="T4">check fill – if not white, opacity at 10%</text:span></text:p>
      <text:p text:style-name="P9"><text:tab/>increase opacity by 10%</text:p>
      <text:p text:style-name="P9"><text:tab/><text:tab/>if opacity == 100%, do nothing</text:p>
      <text:p text:style-name="P9"/>
      <text:p text:style-name="P9">apply 10% opacity if opacity == no fill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12:57:56.997907552</meta:creation-date>
    <dc:date>2024-06-25T16:18:02.836273379</dc:date>
    <meta:editing-duration>PT3H23M21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2" meta:paragraph-count="37" meta:word-count="299" meta:character-count="1734" meta:non-whitespace-character-count="1450"/>
  </office:meta>
</office:document-meta>
</file>